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ingsUnitTests.shouldMergeBind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indingsUnitTests.shouldApplySimpleValue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indingsUnitTests.shouldApplySimpleNull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indingsUnitTests.shouldConsumeBinding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indingsUnitTests.shouldApplyValue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indingsUnitTests.shouldApplyNull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indingsUnitTests.shouldCreateBind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